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491: "* Du und Ralsei warnen Jigsawry vor Susie^1.&amp;* Der Feind passt auf.../%",</text:p>
          </table:table-cell>
          <table:table-cell table:number-columns-repeated="6"/>
          <table:table-cell office:value-type="string" calcext:value-type="string">
            <text:p>Zeilennummer 1491: "* You and Ralsei warned Jigsawry about Susie^1.&amp;* The enemy went on guard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* Du und Ralsei warnen die Feinde vor Susie^1.&amp;* Jeder passt auf./%",</text:p>
          </table:table-cell>
          <table:table-cell table:number-columns-repeated="6"/>
          <table:table-cell office:value-type="string" calcext:value-type="string">
            <text:p>Zeilennummer 1491: "* You and Ralsei warned the enemies about Susie^1.&amp;* Everyone went on guar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(gewarnt)",</text:p>
          </table:table-cell>
          <table:table-cell table:number-columns-repeated="6"/>
          <table:table-cell office:value-type="string" calcext:value-type="string">
            <text:p>Zeilennummer 1491: "(Warned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K... Kampf?&amp;ich liebe&amp;den Kampf...",</text:p>
          </table:table-cell>
          <table:table-cell table:number-columns-repeated="6"/>
          <table:table-cell office:value-type="string" calcext:value-type="string">
            <text:p>Zeilennummer 1491: "F... Fighting?&amp;I love&amp;fighting..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ich wollte&amp;immer einen&amp;Freund wie&amp;dich haben.",</text:p>
          </table:table-cell>
          <table:table-cell table:number-columns-repeated="6"/>
          <table:table-cell office:value-type="string" calcext:value-type="string">
            <text:p>Zeilennummer 1491: "I always&amp;wanted a&amp;friend just&amp;like you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I... ich muss&amp;noch meine&amp;Miete&amp;begleichen...",</text:p>
          </table:table-cell>
          <table:table-cell table:number-columns-repeated="6"/>
          <table:table-cell office:value-type="string" calcext:value-type="string">
            <text:p>Zeilennummer 1491: "I... I have&amp;a rent&amp;payment&amp;to make..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E... Erheb&amp;deine K-Karten,&amp;bubbi...",</text:p>
          </table:table-cell>
          <table:table-cell table:number-columns-repeated="6"/>
          <table:table-cell office:value-type="string" calcext:value-type="string">
            <text:p>Zeilennummer 1491: "P... Put up&amp;your d-dukes,&amp;bubbo..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* Jigsawry will eine Kundigung.",</text:p>
          </table:table-cell>
          <table:table-cell table:number-columns-repeated="6"/>
          <table:table-cell office:value-type="string" calcext:value-type="string">
            <text:p>Zeilennummer 1491: "* Jigsawry is wishing it could quit its job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* riecht nach Pappe.",</text:p>
          </table:table-cell>
          <table:table-cell table:number-columns-repeated="6"/>
          <table:table-cell office:value-type="string" calcext:value-type="string">
            <text:p>Zeilennummer 1491: "* Smells like cardboard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* JIGSAWRY - AT 5 VT 0&amp;* Der Kampf sorgt für sein Unterhalt.../%",</text:p>
          </table:table-cell>
          <table:table-cell table:number-columns-repeated="6"/>
          <table:table-cell office:value-type="string" calcext:value-type="string">
            <text:p>Zeilennummer 1491: "* JIGSAWRY - AT 5 DF 0&amp;* This mousenary is only fighting to make ends meet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L... Leute&amp;verletzen ist&amp;cool..",</text:p>
          </table:table-cell>
          <table:table-cell table:number-columns-repeated="6"/>
          <table:table-cell office:value-type="string" calcext:value-type="string">
            <text:p>Zeilennummer 1491: "H... hurting&amp;people is&amp;cool.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* Du hast kaum den Finger gehoben^1 und.../%",</text:p>
          </table:table-cell>
          <table:table-cell table:number-columns-repeated="6"/>
          <table:table-cell office:value-type="string" calcext:value-type="string">
            <text:p>Zeilennummer 1491: "* You barely lifted a finger^1, and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... nun,&amp;wenn wir Freun-&amp;de sein &amp;müssen.../%",</text:p>
          </table:table-cell>
          <table:table-cell table:number-columns-repeated="6"/>
          <table:table-cell office:value-type="string" calcext:value-type="string">
            <text:p>Zeilennummer 1491: "... well,&amp;if we HAVE&amp;to be&amp;friends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natürlich&amp;werde ich&amp;dein Freund!/%",</text:p>
          </table:table-cell>
          <table:table-cell table:number-columns-repeated="6"/>
          <table:table-cell office:value-type="string" calcext:value-type="string">
            <text:p>Zeilennummer 1491: "Of course&amp;I'll be&amp;your friend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Ok!&amp;Wir werden!&amp;Freunde!/%",</text:p>
          </table:table-cell>
          <table:table-cell table:number-columns-repeated="6"/>
          <table:table-cell office:value-type="string" calcext:value-type="string">
            <text:p>Zeilennummer 1491: "Alright!&amp;You win!&amp;Let's be&amp;friends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Freunde?&amp;ich habe auch&amp;darüber&amp;nachgedacht!/%",</text:p>
          </table:table-cell>
          <table:table-cell table:number-columns-repeated="6"/>
          <table:table-cell office:value-type="string" calcext:value-type="string">
            <text:p>Zeilennummer 1491: "Friends?&amp;I was thinking&amp;the same&amp;thing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Wir sind jetztz&amp;Freunde, la la-",</text:p>
          </table:table-cell>
          <table:table-cell table:number-columns-repeated="6"/>
          <table:table-cell office:value-type="string" calcext:value-type="string">
            <text:p>Zeilennummer 1491: "We're friends&amp;now, la la~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* Jigsawry gibt vor zu marschieren.",</text:p>
          </table:table-cell>
          <table:table-cell table:number-columns-repeated="6"/>
          <table:table-cell office:value-type="string" calcext:value-type="string">
            <text:p>Zeilennummer 1491: "* Jigsawry is pretending to march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* Jigsawry versucht die Monatsmiete auszurechnen.",</text:p>
          </table:table-cell>
          <table:table-cell table:number-columns-repeated="6"/>
          <table:table-cell office:value-type="string" calcext:value-type="string">
            <text:p>Zeilennummer 1491: "* Jigsawry is trying to calculate this month's rent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* Jigsawry denkt an seinen Boss und hat Angst.",</text:p>
          </table:table-cell>
          <table:table-cell table:number-columns-repeated="6"/>
          <table:table-cell office:value-type="string" calcext:value-type="string">
            <text:p>Zeilennummer 1491: "* Jigsawry thought of its boss and felt afraid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* Jigsawry ist Froh, wie sein Leben ist.",</text:p>
          </table:table-cell>
          <table:table-cell table:number-columns-repeated="6"/>
          <table:table-cell office:value-type="string" calcext:value-type="string">
            <text:p>Zeilennummer 1491: "* Jigsawry looks happy about its life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(Müde)",</text:p>
          </table:table-cell>
          <table:table-cell table:number-columns-repeated="6"/>
          <table:table-cell office:value-type="string" calcext:value-type="string">
            <text:p>Zeilennummer 1491: "(Tired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* Jigsawry sieht erschopft aus.",</text:p>
          </table:table-cell>
          <table:table-cell table:number-columns-repeated="6"/>
          <table:table-cell office:value-type="string" calcext:value-type="string">
            <text:p>Zeilennummer 1491: "* Jigsawry looks exhausted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WHADDA WELT!",</text:p>
          </table:table-cell>
          <table:table-cell table:number-columns-repeated="6"/>
          <table:table-cell office:value-type="string" calcext:value-type="string">
            <text:p>Zeilennummer 1491: "WHADDA WORLD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ICH BIN ZU JUNG&amp;UM ZU STERBEN!!!",</text:p>
          </table:table-cell>
          <table:table-cell table:number-columns-repeated="6"/>
          <table:table-cell office:value-type="string" calcext:value-type="string">
            <text:p>Zeilennummer 1491: "I'M TOO YOUNG&amp;TO DIE!!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BARRY!!!&amp;SIE HABEN&amp;BARRY!!!",</text:p>
          </table:table-cell>
          <table:table-cell table:number-columns-repeated="6"/>
          <table:table-cell office:value-type="string" calcext:value-type="string">
            <text:p>Zeilennummer 1491: "BARRY!!!&amp;THEY GOT&amp;BARRY!!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BARRY!!&amp;PASS DA&amp;AUF BARRY!",</text:p>
          </table:table-cell>
          <table:table-cell table:number-columns-repeated="6"/>
          <table:table-cell office:value-type="string" calcext:value-type="string">
            <text:p>Zeilennummer 1491: "BARRY!!&amp;HANG IN&amp;THERE BARR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491: "* Jigsawrys Kanten sind abgefranzt.",</text:p>
          </table:table-cell>
          <table:table-cell table:number-columns-repeated="6"/>
          <table:table-cell office:value-type="string" calcext:value-type="string">
            <text:p>Zeilennummer 1491: "* Jigsawry's edges are fraying.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55:32.070000000</meta:creation-date>
    <dc:date>2023-06-18T20:56:57.221000000</dc:date>
    <meta:editing-duration>PT1M25S</meta:editing-duration>
    <meta:editing-cycles>1</meta:editing-cycles>
    <meta:document-statistic meta:table-count="1" meta:cell-count="59" meta:object-count="0"/>
    <meta:generator>LibreOffice/7.4.3.2$Windows_X86_64 LibreOffice_project/1048a8393ae2eeec98dff31b5c133c5f1d08b890</meta:generator>
  </office:meta>
</office:document-meta>
</file>